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2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<text:s text:c="2"/>Condition # of H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<text:s text:c="6"/>LadyBug 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776" calcext:value-type="float">
            <text:p>7776</text:p>
          </table:table-cell>
          <table:table-cell table:style-name="ce2"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table:style-name="ce4" office:value-type="float" office:value="1.83231E+020" calcext:value-type="float">
            <text:p>1.83E+2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1032" calcext:value-type="float">
            <text:p>11032</text:p>
          </table:table-cell>
          <table:table-cell table:style-name="ce2" office:value-type="float" office:value="46122" calcext:value-type="float">
            <text:p>46122</text:p>
          </table:table-cell>
          <table:table-cell table:style-name="ce5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table:style-name="ce4" office:value-type="float" office:value="4.92139E+021" calcext:value-type="float">
            <text:p>4.92E+2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<text:a xlink:href="https://grail.cs.washington.edu/projects/bal/data/ladybug/problem-138-19878-pre.txt.bz2" xlink:type="simple">problem-138-19878-pre.txt.bz2</text:a></text:span><text:span text:style-name="T1"> </text:span>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9878" calcext:value-type="float">
            <text:p>19878</text:p>
          </table:table-cell>
          <table:table-cell table:style-name="ce2"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table:style-name="ce4" office:value-type="float" office:value="34702300000000" calcext:value-type="float">
            <text:p>3.47E+13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41628" calcext:value-type="float">
            <text:p>41628</text:p>
          </table:table-cell>
          <table:table-cell table:style-name="ce2"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table:style-name="ce4" office:value-type="float" office:value="3.6032E+020" calcext:value-type="float">
            <text:p>3.60E+2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7423" calcext:value-type="float">
            <text:p>47423</text:p>
          </table:table-cell>
          <table:table-cell table:style-name="ce2"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table:style-name="ce4" office:value-type="float" office:value="66727800000000" calcext:value-type="float">
            <text:p>6.67E+13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52215" calcext:value-type="float">
            <text:p>52215</text:p>
          </table:table-cell>
          <table:table-cell table:style-name="ce2"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table:style-name="ce4" office:value-type="float" office:value="64359100000000" calcext:value-type="float">
            <text:p>6.44E+13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6811" calcext:value-type="float">
            <text:p>56811</text:p>
          </table:table-cell>
          <table:table-cell table:style-name="ce2"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table:style-name="ce4" office:value-type="float" office:value="738355000000" calcext:value-type="float">
            <text:p>7.38E+1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65220" calcext:value-type="float">
            <text:p>65220</text:p>
          </table:table-cell>
          <table:table-cell table:style-name="ce2"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table:style-name="ce4" office:value-type="float" office:value="211942000000" calcext:value-type="float">
            <text:p>2.12E+1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69218" calcext:value-type="float">
            <text:p>69218</text:p>
          </table:table-cell>
          <table:table-cell table:style-name="ce2"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table:style-name="ce4" office:value-type="float" office:value="164817000000" calcext:value-type="float">
            <text:p>1.65E+1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73584" calcext:value-type="float">
            <text:p>73584</text:p>
          </table:table-cell>
          <table:table-cell table:style-name="ce2"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table:style-name="ce4" office:value-type="float" office:value="348431000" calcext:value-type="float">
            <text:p>3.48E+08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8455" calcext:value-type="float">
            <text:p>78455</text:p>
          </table:table-cell>
          <table:table-cell table:style-name="ce2"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office:value-type="float" office:value="40448.2" calcext:value-type="float">
            <text:p>40448.2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84444" calcext:value-type="float">
            <text:p>84444</text:p>
          </table:table-cell>
          <table:table-cell table:style-name="ce2"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table:style-name="ce4" office:value-type="float" office:value="2.77466E+017" calcext:value-type="float">
            <text:p>2.77E+17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88814" calcext:value-type="float">
            <text:p>88814</text:p>
          </table:table-cell>
          <table:table-cell table:style-name="ce2"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table:style-name="ce4" office:value-type="float" office:value="1.23485E+021" calcext:value-type="float">
            <text:p>1.23E+2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93344" calcext:value-type="float">
            <text:p>93344</text:p>
          </table:table-cell>
          <table:table-cell table:style-name="ce2"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table:style-name="ce4" office:value-type="float" office:value="2.62528E+016" calcext:value-type="float">
            <text:p>2.63E+16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97473" calcext:value-type="float">
            <text:p>97473</text:p>
          </table:table-cell>
          <table:table-cell table:style-name="ce2"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table:style-name="ce4" office:value-type="float" office:value="5.65698E+016" calcext:value-type="float">
            <text:p>5.66E+16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102699" calcext:value-type="float">
            <text:p>102699</text:p>
          </table:table-cell>
          <table:table-cell table:style-name="ce2"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table:style-name="ce4" office:value-type="float" office:value="1.3258E+016" calcext:value-type="float">
            <text:p>1.33E+16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05826" calcext:value-type="float">
            <text:p>105826</text:p>
          </table:table-cell>
          <table:table-cell table:style-name="ce2"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table:style-name="ce4" office:value-type="float" office:value="9.64641E+015" calcext:value-type="float">
            <text:p>9.65E+15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110968" calcext:value-type="float">
            <text:p>110968</text:p>
          </table:table-cell>
          <table:table-cell table:style-name="ce2"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office:value-type="float" office:value="101499" calcext:value-type="float">
            <text:p>101499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<text:s/># Images</text:p>
          </table:table-cell>
          <table:table-cell table:style-name="ce3" office:value-type="string" calcext:value-type="string">
            <text:p>Error in Solution </text:p>
          </table:table-cell>
          <table:table-cell table:style-name="ce1" office:value-type="string" calcext:value-type="string">
            <text:p>Relative Error </text:p>
          </table:table-cell>
          <table:table-cell table:style-name="ce3" office:value-type="string" calcext:value-type="string">
            <text:p><text:s text:c="6"/>Residual</text:p>
          </table:table-cell>
          <table:table-cell table:style-name="ce1" office:value-type="string" calcext:value-type="string">
            <text:p>Relative Residual</text:p>
          </table:table-cell>
          <table:table-cell table:style-name="ce3" office:value-type="string" calcext:value-type="string">
            <text:p><text:s text:c="8"/>Flag</text:p>
          </table:table-cell>
          <table:table-cell table:style-name="ce1" office:value-type="string" calcext:value-type="string">
            <text:p>Solve Time (sec)</text:p>
          </table:table-cell>
          <table:table-cell table:style-name="ce1" office:value-type="string" calcext:value-type="string">
            <text:p><text:s text:c="2"/>No. of Iterations</text:p>
          </table:table-cell>
        </table:table-row>
        <table:table-row table:style-name="ro2">
          <table:table-cell/>
          <table:table-cell office:value-type="string" calcext:value-type="string">
            <text:p>For eig.vec = 5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6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013.01" calcext:value-type="float">
            <text:p>4013.01</text:p>
          </table:table-cell>
          <table:table-cell office:value-type="float" office:value="28.1515" calcext:value-type="float">
            <text:p>28.1515</text:p>
          </table:table-cell>
          <table:table-cell office:value-type="float" office:value="4226450" calcext:value-type="float">
            <text:p>4.23E+06</text:p>
          </table:table-cell>
          <table:table-cell table:style-name="ce4" office:value-type="float" office:value="0.000094096" calcext:value-type="float">
            <text:p>9.41E-05</text:p>
          </table:table-cell>
          <table:table-cell office:value-type="float" office:value="0" calcext:value-type="float">
            <text:p>0</text:p>
          </table:table-cell>
          <table:table-cell office:value-type="float" office:value="3.50376" calcext:value-type="float">
            <text:p>3.5037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188.15" calcext:value-type="float">
            <text:p>3188.15</text:p>
          </table:table-cell>
          <table:table-cell office:value-type="float" office:value="15.4122" calcext:value-type="float">
            <text:p>15.4122</text:p>
          </table:table-cell>
          <table:table-cell office:value-type="float" office:value="12299900000" calcext:value-type="float">
            <text:p>1.23E+10</text:p>
          </table:table-cell>
          <table:table-cell table:style-name="ce4" office:value-type="float" office:value="0.000000495232" calcext:value-type="float">
            <text:p>4.95E-07</text:p>
          </table:table-cell>
          <table:table-cell office:value-type="float" office:value="0" calcext:value-type="float">
            <text:p>0</text:p>
          </table:table-cell>
          <table:table-cell office:value-type="float" office:value="20.3275" calcext:value-type="float">
            <text:p>20.327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935.59" calcext:value-type="float">
            <text:p>3935.59</text:p>
          </table:table-cell>
          <table:table-cell office:value-type="float" office:value="17.8616" calcext:value-type="float">
            <text:p>17.8616</text:p>
          </table:table-cell>
          <table:table-cell office:value-type="float" office:value="461093000000" calcext:value-type="float">
            <text:p>4.61E+11</text:p>
          </table:table-cell>
          <table:table-cell table:style-name="ce4" office:value-type="float" office:value="0.000099267" calcext:value-type="float">
            <text:p>9.93E-05</text:p>
          </table:table-cell>
          <table:table-cell office:value-type="float" office:value="0" calcext:value-type="float">
            <text:p>0</text:p>
          </table:table-cell>
          <table:table-cell office:value-type="float" office:value="75.7077" calcext:value-type="float">
            <text:p>75.7077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889.63" calcext:value-type="float">
            <text:p>4889.63</text:p>
          </table:table-cell>
          <table:table-cell office:value-type="float" office:value="21.1298" calcext:value-type="float">
            <text:p>21.1298</text:p>
          </table:table-cell>
          <table:table-cell office:value-type="float" office:value="1320810000" calcext:value-type="float">
            <text:p>1.32E+09</text:p>
          </table:table-cell>
          <table:table-cell table:style-name="ce4" office:value-type="float" office:value="0.0000183778" calcext:value-type="float">
            <text:p>1.84E-05</text:p>
          </table:table-cell>
          <table:table-cell office:value-type="float" office:value="0" calcext:value-type="float">
            <text:p>0</text:p>
          </table:table-cell>
          <table:table-cell office:value-type="float" office:value="61.9329" calcext:value-type="float">
            <text:p>61.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7658.73" calcext:value-type="float">
            <text:p>7658.73</text:p>
          </table:table-cell>
          <table:table-cell office:value-type="float" office:value="31.766" calcext:value-type="float">
            <text:p>31.766</text:p>
          </table:table-cell>
          <table:table-cell office:value-type="float" office:value="289090000" calcext:value-type="float">
            <text:p>2.89E+08</text:p>
          </table:table-cell>
          <table:table-cell table:style-name="ce4" office:value-type="float" office:value="0.0000492704" calcext:value-type="float">
            <text:p>4.93E-05</text:p>
          </table:table-cell>
          <table:table-cell office:value-type="float" office:value="0" calcext:value-type="float">
            <text:p>0</text:p>
          </table:table-cell>
          <table:table-cell office:value-type="float" office:value="80.3029" calcext:value-type="float">
            <text:p>80.3029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6451.92" calcext:value-type="float">
            <text:p>6451.92</text:p>
          </table:table-cell>
          <table:table-cell office:value-type="float" office:value="24.9642" calcext:value-type="float">
            <text:p>24.9642</text:p>
          </table:table-cell>
          <table:table-cell office:value-type="float" office:value="95076000" calcext:value-type="float">
            <text:p>9.51E+07</text:p>
          </table:table-cell>
          <table:table-cell table:style-name="ce4" office:value-type="float" office:value="0.0000544426" calcext:value-type="float">
            <text:p>5.44E-05</text:p>
          </table:table-cell>
          <table:table-cell office:value-type="float" office:value="0" calcext:value-type="float">
            <text:p>0</text:p>
          </table:table-cell>
          <table:table-cell office:value-type="float" office:value="146.231" calcext:value-type="float">
            <text:p>146.23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4" office:value-type="float" office:value="5.62186E+026" calcext:value-type="float">
            <text:p>5.62E+26</text:p>
          </table:table-cell>
          <table:table-cell table:style-name="ce4" office:value-type="float" office:value="2.11002E+024" calcext:value-type="float">
            <text:p>2.11E+24</text:p>
          </table:table-cell>
          <table:table-cell office:value-type="float" office:value="1.86626E+028" calcext:value-type="float">
            <text:p>1.87E+28</text:p>
          </table:table-cell>
          <table:table-cell office:value-type="float" office:value="281162" calcext:value-type="float">
            <text:p>281162</text:p>
          </table:table-cell>
          <table:table-cell office:value-type="float" office:value="1" calcext:value-type="float">
            <text:p>1</text:p>
          </table:table-cell>
          <table:table-cell office:value-type="float" office:value="1913.62" calcext:value-type="float">
            <text:p>1913.6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57847.2" calcext:value-type="float">
            <text:p>57847.2</text:p>
          </table:table-cell>
          <table:table-cell office:value-type="float" office:value="210.504" calcext:value-type="float">
            <text:p>210.504</text:p>
          </table:table-cell>
          <table:table-cell office:value-type="float" office:value="638308000000" calcext:value-type="float">
            <text:p>6.38E+11</text:p>
          </table:table-cell>
          <table:table-cell table:style-name="ce4" office:value-type="float" office:value="0.6324" calcext:value-type="float">
            <text:p>6.32E-01</text:p>
          </table:table-cell>
          <table:table-cell office:value-type="float" office:value="1" calcext:value-type="float">
            <text:p>1</text:p>
          </table:table-cell>
          <table:table-cell office:value-type="float" office:value="319.068" calcext:value-type="float">
            <text:p>319.068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151158" calcext:value-type="float">
            <text:p>151158</text:p>
          </table:table-cell>
          <table:table-cell office:value-type="float" office:value="532.323" calcext:value-type="float">
            <text:p>532.323</text:p>
          </table:table-cell>
          <table:table-cell office:value-type="float" office:value="271564000000000" calcext:value-type="float">
            <text:p>2.72E+14</text:p>
          </table:table-cell>
          <table:table-cell table:style-name="ce4" office:value-type="float" office:value="0.007" calcext:value-type="float">
            <text:p>7.00E-03</text:p>
          </table:table-cell>
          <table:table-cell office:value-type="float" office:value="1" calcext:value-type="float">
            <text:p>1</text:p>
          </table:table-cell>
          <table:table-cell office:value-type="float" office:value="814.949" calcext:value-type="float">
            <text:p>814.949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86064.4" calcext:value-type="float">
            <text:p>86064.4</text:p>
          </table:table-cell>
          <table:table-cell office:value-type="float" office:value="292.239" calcext:value-type="float">
            <text:p>292.239</text:p>
          </table:table-cell>
          <table:table-cell office:value-type="float" office:value="999579000000000" calcext:value-type="float">
            <text:p>1.00E+15</text:p>
          </table:table-cell>
          <table:table-cell office:value-type="float" office:value="0.0000316904" calcext:value-type="float">
            <text:p>3.16904E-05</text:p>
          </table:table-cell>
          <table:table-cell office:value-type="float" office:value="0" calcext:value-type="float">
            <text:p>0</text:p>
          </table:table-cell>
          <table:table-cell office:value-type="float" office:value="200.392" calcext:value-type="float">
            <text:p>200.392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8524" calcext:value-type="float">
            <text:p>18524</text:p>
          </table:table-cell>
          <table:table-cell office:value-type="float" office:value="61.366" calcext:value-type="float">
            <text:p>61.366</text:p>
          </table:table-cell>
          <table:table-cell office:value-type="float" office:value="1027320000000" calcext:value-type="float">
            <text:p>1.03E+12</text:p>
          </table:table-cell>
          <table:table-cell table:style-name="ce4" office:value-type="float" office:value="0.0000227096" calcext:value-type="float">
            <text:p>2.27E-05</text:p>
          </table:table-cell>
          <table:table-cell office:value-type="float" office:value="0" calcext:value-type="float">
            <text:p>0</text:p>
          </table:table-cell>
          <table:table-cell office:value-type="float" office:value="281.765" calcext:value-type="float">
            <text:p>281.765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238845" calcext:value-type="float">
            <text:p>238845</text:p>
          </table:table-cell>
          <table:table-cell office:value-type="float" office:value="771.495" calcext:value-type="float">
            <text:p>771.495</text:p>
          </table:table-cell>
          <table:table-cell office:value-type="float" office:value="1.54785E+018" calcext:value-type="float">
            <text:p>1.55E+18</text:p>
          </table:table-cell>
          <table:table-cell office:value-type="float" office:value="0.00306676" calcext:value-type="float">
            <text:p>0.00306676</text:p>
          </table:table-cell>
          <table:table-cell office:value-type="float" office:value="0" calcext:value-type="float">
            <text:p>0</text:p>
          </table:table-cell>
          <table:table-cell office:value-type="float" office:value="299.983" calcext:value-type="float">
            <text:p>299.98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729238" calcext:value-type="float">
            <text:p>729238</text:p>
          </table:table-cell>
          <table:table-cell office:value-type="float" office:value="2304.41" calcext:value-type="float">
            <text:p>2304.41</text:p>
          </table:table-cell>
          <table:table-cell office:value-type="float" office:value="2.83652E+018" calcext:value-type="float">
            <text:p>2.84E+18</text:p>
          </table:table-cell>
          <table:table-cell office:value-type="float" office:value="0.00419795" calcext:value-type="float">
            <text:p>0.00419795</text:p>
          </table:table-cell>
          <table:table-cell office:value-type="float" office:value="0" calcext:value-type="float">
            <text:p>0</text:p>
          </table:table-cell>
          <table:table-cell office:value-type="float" office:value="346.091" calcext:value-type="float">
            <text:p>346.09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401817" calcext:value-type="float">
            <text:p>401817</text:p>
          </table:table-cell>
          <table:table-cell office:value-type="float" office:value="1237.67" calcext:value-type="float">
            <text:p>1237.67</text:p>
          </table:table-cell>
          <table:table-cell office:value-type="float" office:value="1.07648E+019" calcext:value-type="float">
            <text:p>1.08E+19</text:p>
          </table:table-cell>
          <table:table-cell office:value-type="float" office:value="0.00384824" calcext:value-type="float">
            <text:p>0.00384824</text:p>
          </table:table-cell>
          <table:table-cell office:value-type="float" office:value="0" calcext:value-type="float">
            <text:p>0</text:p>
          </table:table-cell>
          <table:table-cell office:value-type="float" office:value="57.4412" calcext:value-type="float">
            <text:p>57.441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09422" calcext:value-type="float">
            <text:p>209422</text:p>
          </table:table-cell>
          <table:table-cell office:value-type="float" office:value="634.617" calcext:value-type="float">
            <text:p>634.617</text:p>
          </table:table-cell>
          <table:table-cell office:value-type="float" office:value="2.6083E+017" calcext:value-type="float">
            <text:p>2.61E+17</text:p>
          </table:table-cell>
          <table:table-cell table:style-name="ce4" office:value-type="float" office:value="0.0000607318" calcext:value-type="float">
            <text:p>6.07E-05</text:p>
          </table:table-cell>
          <table:table-cell office:value-type="float" office:value="0" calcext:value-type="float">
            <text:p>0</text:p>
          </table:table-cell>
          <table:table-cell office:value-type="float" office:value="68.5284" calcext:value-type="float">
            <text:p>68.528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467791" calcext:value-type="float">
            <text:p>467791</text:p>
          </table:table-cell>
          <table:table-cell office:value-type="float" office:value="1384.75" calcext:value-type="float">
            <text:p>1384.75</text:p>
          </table:table-cell>
          <table:table-cell office:value-type="float" office:value="1.22391E+019" calcext:value-type="float">
            <text:p>1.22E+19</text:p>
          </table:table-cell>
          <table:table-cell office:value-type="float" office:value="0.00180052" calcext:value-type="float">
            <text:p>0.00180052</text:p>
          </table:table-cell>
          <table:table-cell office:value-type="float" office:value="3" calcext:value-type="float">
            <text:p>3</text:p>
          </table:table-cell>
          <table:table-cell office:value-type="float" office:value="109.404" calcext:value-type="float">
            <text:p>109.404</text:p>
          </table:table-cell>
          <table:table-cell office:value-type="float" office:value="77" calcext:value-type="float">
            <text:p>77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For eig.vec = 10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6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742.14" calcext:value-type="float">
            <text:p>5742.14</text:p>
          </table:table-cell>
          <table:table-cell office:value-type="float" office:value="64.6173" calcext:value-type="float">
            <text:p>64.6173</text:p>
          </table:table-cell>
          <table:table-cell office:value-type="float" office:value="20159400" calcext:value-type="float">
            <text:p>2.02E+07</text:p>
          </table:table-cell>
          <table:table-cell office:value-type="float" office:value="0.000335493" calcext:value-type="float">
            <text:p>0.000335493</text:p>
          </table:table-cell>
          <table:table-cell office:value-type="float" office:value="0" calcext:value-type="float">
            <text:p>0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516.95" calcext:value-type="float">
            <text:p>1516.95</text:p>
          </table:table-cell>
          <table:table-cell office:value-type="float" office:value="14.2807" calcext:value-type="float">
            <text:p>14.2807</text:p>
          </table:table-cell>
          <table:table-cell table:style-name="Default" office:value-type="float" office:value="538703" calcext:value-type="float">
            <text:p>538703</text:p>
          </table:table-cell>
          <table:table-cell table:style-name="ce4" office:value-type="float" office:value="0.0000666317" calcext:value-type="float">
            <text:p>6.66E-05</text:p>
          </table:table-cell>
          <table:table-cell office:value-type="float" office:value="0" calcext:value-type="float">
            <text:p>0</text:p>
          </table:table-cell>
          <table:table-cell office:value-type="float" office:value="2.91077" calcext:value-type="float">
            <text:p>2.9107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032.63" calcext:value-type="float">
            <text:p>4032.63</text:p>
          </table:table-cell>
          <table:table-cell office:value-type="float" office:value="28.2751" calcext:value-type="float">
            <text:p>28.2751</text:p>
          </table:table-cell>
          <table:table-cell office:value-type="float" office:value="3209970" calcext:value-type="float">
            <text:p>3.21E+06</text:p>
          </table:table-cell>
          <table:table-cell office:value-type="float" office:value="0.000182132" calcext:value-type="float">
            <text:p>0.000182132</text:p>
          </table:table-cell>
          <table:table-cell office:value-type="float" office:value="0" calcext:value-type="float">
            <text:p>0</text:p>
          </table:table-cell>
          <table:table-cell office:value-type="float" office:value="3.03686" calcext:value-type="float">
            <text:p>3.0368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560.29" calcext:value-type="float">
            <text:p>2560.29</text:p>
          </table:table-cell>
          <table:table-cell office:value-type="float" office:value="12.3897" calcext:value-type="float">
            <text:p>12.3897</text:p>
          </table:table-cell>
          <table:table-cell office:value-type="float" office:value="2614950000000" calcext:value-type="float">
            <text:p>2.61E+12</text:p>
          </table:table-cell>
          <table:table-cell table:style-name="ce4" office:value-type="float" office:value="0.0000565986" calcext:value-type="float">
            <text:p>5.66E-05</text:p>
          </table:table-cell>
          <table:table-cell office:value-type="float" office:value="0" calcext:value-type="float">
            <text:p>0</text:p>
          </table:table-cell>
          <table:table-cell office:value-type="float" office:value="23.7416" calcext:value-type="float">
            <text:p>23.7416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8572.39" calcext:value-type="float">
            <text:p>8572.39</text:p>
          </table:table-cell>
          <table:table-cell office:value-type="float" office:value="39.005" calcext:value-type="float">
            <text:p>39.005</text:p>
          </table:table-cell>
          <table:table-cell office:value-type="float" office:value="2961860000000" calcext:value-type="float">
            <text:p>2.96E+12</text:p>
          </table:table-cell>
          <table:table-cell office:value-type="float" office:value="0.000780637" calcext:value-type="float">
            <text:p>0.000780637</text:p>
          </table:table-cell>
          <table:table-cell office:value-type="float" office:value="0" calcext:value-type="float">
            <text:p>0</text:p>
          </table:table-cell>
          <table:table-cell office:value-type="float" office:value="41.7672" calcext:value-type="float">
            <text:p>41.76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8334.21" calcext:value-type="float">
            <text:p>8334.21</text:p>
          </table:table-cell>
          <table:table-cell office:value-type="float" office:value="36.0472" calcext:value-type="float">
            <text:p>36.0472</text:p>
          </table:table-cell>
          <table:table-cell office:value-type="float" office:value="173432000000" calcext:value-type="float">
            <text:p>1.73E+11</text:p>
          </table:table-cell>
          <table:table-cell office:value-type="float" office:value="0.00101426" calcext:value-type="float">
            <text:p>0.00101426</text:p>
          </table:table-cell>
          <table:table-cell office:value-type="float" office:value="0" calcext:value-type="float">
            <text:p>0</text:p>
          </table:table-cell>
          <table:table-cell office:value-type="float" office:value="32.1738" calcext:value-type="float">
            <text:p>32.173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6964.63" calcext:value-type="float">
            <text:p>6964.63</text:p>
          </table:table-cell>
          <table:table-cell office:value-type="float" office:value="28.8887" calcext:value-type="float">
            <text:p>28.8887</text:p>
          </table:table-cell>
          <table:table-cell office:value-type="float" office:value="52804800" calcext:value-type="float">
            <text:p>5.28E+07</text:p>
          </table:table-cell>
          <table:table-cell table:style-name="ce4" office:value-type="float" office:value="0.00000648463" calcext:value-type="float">
            <text:p>6.48E-06</text:p>
          </table:table-cell>
          <table:table-cell office:value-type="float" office:value="0" calcext:value-type="float">
            <text:p>0</text:p>
          </table:table-cell>
          <table:table-cell office:value-type="float" office:value="103.008" calcext:value-type="float">
            <text:p>103.008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4947.2" calcext:value-type="float">
            <text:p>4947.2</text:p>
          </table:table-cell>
          <table:table-cell office:value-type="float" office:value="19.1347" calcext:value-type="float">
            <text:p>19.1347</text:p>
          </table:table-cell>
          <table:table-cell office:value-type="float" office:value="219567000" calcext:value-type="float">
            <text:p>2.20E+08</text:p>
          </table:table-cell>
          <table:table-cell office:value-type="float" office:value="0.000103844" calcext:value-type="float">
            <text:p>0.000103844</text:p>
          </table:table-cell>
          <table:table-cell office:value-type="float" office:value="0" calcext:value-type="float">
            <text:p>0</text:p>
          </table:table-cell>
          <table:table-cell office:value-type="float" office:value="163.751" calcext:value-type="float">
            <text:p>163.751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4" office:value-type="float" office:value="4.28186E+026" calcext:value-type="float">
            <text:p>4.28E+26</text:p>
          </table:table-cell>
          <table:table-cell table:style-name="ce4" office:value-type="float" office:value="1.912186E+024" calcext:value-type="float">
            <text:p>1.91E+24</text:p>
          </table:table-cell>
          <table:table-cell office:value-type="float" office:value="6.7526E+028" calcext:value-type="float">
            <text:p>6.75E+28</text:p>
          </table:table-cell>
          <table:table-cell office:value-type="float" office:value="752168" calcext:value-type="float">
            <text:p>752168</text:p>
          </table:table-cell>
          <table:table-cell office:value-type="float" office:value="1" calcext:value-type="float">
            <text:p>1</text:p>
          </table:table-cell>
          <table:table-cell office:value-type="float" office:value="1974.53" calcext:value-type="float">
            <text:p>1974.5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94698.6" calcext:value-type="float">
            <text:p>94698.6</text:p>
          </table:table-cell>
          <table:table-cell office:value-type="float" office:value="344.466" calcext:value-type="float">
            <text:p>344.466</text:p>
          </table:table-cell>
          <table:table-cell office:value-type="float" office:value="2365800000000000" calcext:value-type="float">
            <text:p>2.37E+15</text:p>
          </table:table-cell>
          <table:table-cell office:value-type="float" office:value="0.4017" calcext:value-type="float">
            <text:p>0.4017</text:p>
          </table:table-cell>
          <table:table-cell office:value-type="float" office:value="1" calcext:value-type="float">
            <text:p>1</text:p>
          </table:table-cell>
          <table:table-cell office:value-type="float" office:value="311.141" calcext:value-type="float">
            <text:p>311.1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59487.2" calcext:value-type="float">
            <text:p>59487.2</text:p>
          </table:table-cell>
          <table:table-cell office:value-type="float" office:value="209.493" calcext:value-type="float">
            <text:p>209.493</text:p>
          </table:table-cell>
          <table:table-cell office:value-type="float" office:value="519733000000" calcext:value-type="float">
            <text:p>5.20E+11</text:p>
          </table:table-cell>
          <table:table-cell office:value-type="float" office:value="0.0039" calcext:value-type="float">
            <text:p>0.0039</text:p>
          </table:table-cell>
          <table:table-cell office:value-type="float" office:value="1" calcext:value-type="float">
            <text:p>1</text:p>
          </table:table-cell>
          <table:table-cell office:value-type="float" office:value="865.488" calcext:value-type="float">
            <text:p>865.488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65812.7" calcext:value-type="float">
            <text:p>65812.7</text:p>
          </table:table-cell>
          <table:table-cell office:value-type="float" office:value="223.584" calcext:value-type="float">
            <text:p>223.584</text:p>
          </table:table-cell>
          <table:table-cell office:value-type="float" office:value="9.4172E+015" calcext:value-type="float">
            <text:p>9.42E+15</text:p>
          </table:table-cell>
          <table:table-cell office:value-type="float" office:value="0.000225118" calcext:value-type="float">
            <text:p>0.000225118</text:p>
          </table:table-cell>
          <table:table-cell office:value-type="float" office:value="0" calcext:value-type="float">
            <text:p>0</text:p>
          </table:table-cell>
          <table:table-cell office:value-type="float" office:value="147.582" calcext:value-type="float">
            <text:p>147.582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4593.3" calcext:value-type="float">
            <text:p>14593.3</text:p>
          </table:table-cell>
          <table:table-cell office:value-type="float" office:value="48.2572" calcext:value-type="float">
            <text:p>48.2572</text:p>
          </table:table-cell>
          <table:table-cell office:value-type="float" office:value="607169000000" calcext:value-type="float">
            <text:p>6.07E+11</text:p>
          </table:table-cell>
          <table:table-cell table:style-name="ce4" office:value-type="float" office:value="0.0000166278" calcext:value-type="float">
            <text:p>1.66E-05</text:p>
          </table:table-cell>
          <table:table-cell office:value-type="float" office:value="0" calcext:value-type="float">
            <text:p>0</text:p>
          </table:table-cell>
          <table:table-cell office:value-type="float" office:value="303.17" calcext:value-type="float">
            <text:p>303.17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39661.6" calcext:value-type="float">
            <text:p>39661.6</text:p>
          </table:table-cell>
          <table:table-cell office:value-type="float" office:value="128.083" calcext:value-type="float">
            <text:p>128.083</text:p>
          </table:table-cell>
          <table:table-cell office:value-type="float" office:value="3224030000000000" calcext:value-type="float">
            <text:p>3.22E+15</text:p>
          </table:table-cell>
          <table:table-cell table:style-name="ce4" office:value-type="float" office:value="0.00000908421" calcext:value-type="float">
            <text:p>9.08E-06</text:p>
          </table:table-cell>
          <table:table-cell office:value-type="float" office:value="0" calcext:value-type="float">
            <text:p>0</text:p>
          </table:table-cell>
          <table:table-cell office:value-type="float" office:value="527.813" calcext:value-type="float">
            <text:p>527.81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65128" calcext:value-type="float">
            <text:p>165128</text:p>
          </table:table-cell>
          <table:table-cell office:value-type="float" office:value="521.871" calcext:value-type="float">
            <text:p>521.871</text:p>
          </table:table-cell>
          <table:table-cell office:value-type="float" office:value="7.26117E+017" calcext:value-type="float">
            <text:p>7.26E+17</text:p>
          </table:table-cell>
          <table:table-cell office:value-type="float" office:value="0.00123228" calcext:value-type="float">
            <text:p>0.00123228</text:p>
          </table:table-cell>
          <table:table-cell office:value-type="float" office:value="0" calcext:value-type="float">
            <text:p>0</text:p>
          </table:table-cell>
          <table:table-cell office:value-type="float" office:value="348.5" calcext:value-type="float">
            <text:p>348.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444689" calcext:value-type="float">
            <text:p>444689</text:p>
          </table:table-cell>
          <table:table-cell office:value-type="float" office:value="1369.39" calcext:value-type="float">
            <text:p>1369.39</text:p>
          </table:table-cell>
          <table:table-cell office:value-type="float" office:value="2.00933E+019" calcext:value-type="float">
            <text:p>2.01E+19</text:p>
          </table:table-cell>
          <table:table-cell office:value-type="float" office:value="0.00646297" calcext:value-type="float">
            <text:p>0.00646297</text:p>
          </table:table-cell>
          <table:table-cell office:value-type="float" office:value="0" calcext:value-type="float">
            <text:p>0</text:p>
          </table:table-cell>
          <table:table-cell office:value-type="float" office:value="65.5022" calcext:value-type="float">
            <text:p>65.502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656168" calcext:value-type="float">
            <text:p>656168</text:p>
          </table:table-cell>
          <table:table-cell office:value-type="float" office:value="1989.4" calcext:value-type="float">
            <text:p>1989.4</text:p>
          </table:table-cell>
          <table:table-cell office:value-type="float" office:value="2.91436E+018" calcext:value-type="float">
            <text:p>2.91E+18</text:p>
          </table:table-cell>
          <table:table-cell office:value-type="float" office:value="0.00265305" calcext:value-type="float">
            <text:p>0.00265305</text:p>
          </table:table-cell>
          <table:table-cell office:value-type="float" office:value="0" calcext:value-type="float">
            <text:p>0</text:p>
          </table:table-cell>
          <table:table-cell office:value-type="float" office:value="70.8452" calcext:value-type="float">
            <text:p>70.845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02850" calcext:value-type="float">
            <text:p>102850</text:p>
          </table:table-cell>
          <table:table-cell office:value-type="float" office:value="304.559" calcext:value-type="float">
            <text:p>304.559</text:p>
          </table:table-cell>
          <table:table-cell office:value-type="float" office:value="4.84584E+017" calcext:value-type="float">
            <text:p>4.85E+17</text:p>
          </table:table-cell>
          <table:table-cell office:value-type="float" office:value="0.000153899" calcext:value-type="float">
            <text:p>0.000153899</text:p>
          </table:table-cell>
          <table:table-cell office:value-type="float" office:value="0" calcext:value-type="float">
            <text:p>0</text:p>
          </table:table-cell>
          <table:table-cell office:value-type="float" office:value="134.384" calcext:value-type="float">
            <text:p>134.384</text:p>
          </table:table-cell>
          <table:table-cell office:value-type="float" office:value="82" calcext:value-type="float">
            <text:p>82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For eig.vec = 15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6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619.81" calcext:value-type="float">
            <text:p>5619.81</text:p>
          </table:table-cell>
          <table:table-cell office:value-type="float" office:value="63.1419" calcext:value-type="float">
            <text:p>63.1419</text:p>
          </table:table-cell>
          <table:table-cell office:value-type="float" office:value="15062000" calcext:value-type="float">
            <text:p>1.51E+07</text:p>
          </table:table-cell>
          <table:table-cell office:value-type="float" office:value="0.000315215" calcext:value-type="float">
            <text:p>0.000315215</text:p>
          </table:table-cell>
          <table:table-cell office:value-type="float" office:value="0" calcext:value-type="float">
            <text:p>0</text:p>
          </table:table-cell>
          <table:table-cell office:value-type="float" office:value="1.32448" calcext:value-type="float">
            <text:p>1.32448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419.58" calcext:value-type="float">
            <text:p>1419.58</text:p>
          </table:table-cell>
          <table:table-cell office:value-type="float" office:value="13.4179" calcext:value-type="float">
            <text:p>13.4179</text:p>
          </table:table-cell>
          <table:table-cell office:value-type="float" office:value="1022960" calcext:value-type="float">
            <text:p>1.02E+0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.99451" calcext:value-type="float">
            <text:p>2.9945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296.35" calcext:value-type="float">
            <text:p>3296.35</text:p>
          </table:table-cell>
          <table:table-cell office:value-type="float" office:value="23.1217" calcext:value-type="float">
            <text:p>23.1217</text:p>
          </table:table-cell>
          <table:table-cell office:value-type="float" office:value="4006360" calcext:value-type="float">
            <text:p>4.01E+06</text:p>
          </table:table-cell>
          <table:table-cell office:value-type="float" office:value="0.0002734" calcext:value-type="float">
            <text:p>0.0002734</text:p>
          </table:table-cell>
          <table:table-cell office:value-type="float" office:value="0" calcext:value-type="float">
            <text:p>0</text:p>
          </table:table-cell>
          <table:table-cell office:value-type="float" office:value="4.62556" calcext:value-type="float">
            <text:p>4.62556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606.34" calcext:value-type="float">
            <text:p>3606.34</text:p>
          </table:table-cell>
          <table:table-cell office:value-type="float" office:value="17.4495" calcext:value-type="float">
            <text:p>17.4495</text:p>
          </table:table-cell>
          <table:table-cell office:value-type="float" office:value="11060800000000" calcext:value-type="float">
            <text:p>1.11E+13</text:p>
          </table:table-cell>
          <table:table-cell office:value-type="float" office:value="0.00021678" calcext:value-type="float">
            <text:p>0.00021678</text:p>
          </table:table-cell>
          <table:table-cell office:value-type="float" office:value="0" calcext:value-type="float">
            <text:p>0</text:p>
          </table:table-cell>
          <table:table-cell office:value-type="float" office:value="30.56" calcext:value-type="float">
            <text:p>30.56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7316" calcext:value-type="float">
            <text:p>7316</text:p>
          </table:table-cell>
          <table:table-cell office:value-type="float" office:value="33.1629" calcext:value-type="float">
            <text:p>33.1629</text:p>
          </table:table-cell>
          <table:table-cell office:value-type="float" office:value="2751390000000" calcext:value-type="float">
            <text:p>2.75E+12</text:p>
          </table:table-cell>
          <table:table-cell office:value-type="float" office:value="0.000643145" calcext:value-type="float">
            <text:p>0.000643145</text:p>
          </table:table-cell>
          <table:table-cell office:value-type="float" office:value="0" calcext:value-type="float">
            <text:p>0</text:p>
          </table:table-cell>
          <table:table-cell office:value-type="float" office:value="62.1063" calcext:value-type="float">
            <text:p>62.106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470.09" calcext:value-type="float">
            <text:p>4470.09</text:p>
          </table:table-cell>
          <table:table-cell office:value-type="float" office:value="19.3252" calcext:value-type="float">
            <text:p>19.3252</text:p>
          </table:table-cell>
          <table:table-cell office:value-type="float" office:value="766068000" calcext:value-type="float">
            <text:p>7.66E+08</text:p>
          </table:table-cell>
          <table:table-cell table:style-name="ce4" office:value-type="float" office:value="0.00000718004" calcext:value-type="float">
            <text:p>7.18E-06</text:p>
          </table:table-cell>
          <table:table-cell office:value-type="float" office:value="0" calcext:value-type="float">
            <text:p>0</text:p>
          </table:table-cell>
          <table:table-cell office:value-type="float" office:value="95.3747" calcext:value-type="float">
            <text:p>95.3747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5803.7" calcext:value-type="float">
            <text:p>5803.7</text:p>
          </table:table-cell>
          <table:table-cell office:value-type="float" office:value="24.053" calcext:value-type="float">
            <text:p>24.053</text:p>
          </table:table-cell>
          <table:table-cell office:value-type="float" office:value="1148320000" calcext:value-type="float">
            <text:p>1.15E+09</text:p>
          </table:table-cell>
          <table:table-cell office:value-type="float" office:value="0.000115996" calcext:value-type="float">
            <text:p>0.000115996</text:p>
          </table:table-cell>
          <table:table-cell office:value-type="float" office:value="0" calcext:value-type="float">
            <text:p>0</text:p>
          </table:table-cell>
          <table:table-cell office:value-type="float" office:value="143.782" calcext:value-type="float">
            <text:p>143.782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4743.04" calcext:value-type="float">
            <text:p>4743.04</text:p>
          </table:table-cell>
          <table:table-cell office:value-type="float" office:value="18.3561" calcext:value-type="float">
            <text:p>18.3561</text:p>
          </table:table-cell>
          <table:table-cell office:value-type="float" office:value="135604000" calcext:value-type="float">
            <text:p>1.36E+08</text:p>
          </table:table-cell>
          <table:table-cell table:style-name="ce4" office:value-type="float" office:value="0.0000779361" calcext:value-type="float">
            <text:p>7.79E-05</text:p>
          </table:table-cell>
          <table:table-cell office:value-type="float" office:value="0" calcext:value-type="float">
            <text:p>0</text:p>
          </table:table-cell>
          <table:table-cell office:value-type="float" office:value="254.311" calcext:value-type="float">
            <text:p>254.311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76364.1" calcext:value-type="float">
            <text:p>76364.1</text:p>
          </table:table-cell>
          <table:table-cell office:value-type="float" office:value="278.12" calcext:value-type="float">
            <text:p>278.12</text:p>
          </table:table-cell>
          <table:table-cell office:value-type="float" office:value="85942000000" calcext:value-type="float">
            <text:p>8.59E+10</text:p>
          </table:table-cell>
          <table:table-cell office:value-type="float" office:value="0.1045" calcext:value-type="float">
            <text:p>0.1045</text:p>
          </table:table-cell>
          <table:table-cell office:value-type="float" office:value="1" calcext:value-type="float">
            <text:p>1</text:p>
          </table:table-cell>
          <table:table-cell office:value-type="float" office:value="322.87" calcext:value-type="float">
            <text:p>322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51331.1" calcext:value-type="float">
            <text:p>51331.1</text:p>
          </table:table-cell>
          <table:table-cell office:value-type="float" office:value="180.823" calcext:value-type="float">
            <text:p>180.823</text:p>
          </table:table-cell>
          <table:table-cell office:value-type="float" office:value="5089050000000" calcext:value-type="float">
            <text:p>5.09E+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1" calcext:value-type="float">
            <text:p>1</text:p>
          </table:table-cell>
          <table:table-cell office:value-type="float" office:value="831.41" calcext:value-type="float">
            <text:p>831.41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83688.8" calcext:value-type="float">
            <text:p>83688.8</text:p>
          </table:table-cell>
          <table:table-cell office:value-type="float" office:value="284.355" calcext:value-type="float">
            <text:p>284.355</text:p>
          </table:table-cell>
          <table:table-cell office:value-type="float" office:value="1.00878E+017" calcext:value-type="float">
            <text:p>1.01E+17</text:p>
          </table:table-cell>
          <table:table-cell office:value-type="float" office:value="0.00293981" calcext:value-type="float">
            <text:p>0.00293981</text:p>
          </table:table-cell>
          <table:table-cell office:value-type="float" office:value="0" calcext:value-type="float">
            <text:p>0</text:p>
          </table:table-cell>
          <table:table-cell office:value-type="float" office:value="61.4389" calcext:value-type="float">
            <text:p>61.4389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6736" calcext:value-type="float">
            <text:p>16736</text:p>
          </table:table-cell>
          <table:table-cell office:value-type="float" office:value="55.3604" calcext:value-type="float">
            <text:p>55.3604</text:p>
          </table:table-cell>
          <table:table-cell office:value-type="float" office:value="99990800000" calcext:value-type="float">
            <text:p>1.00E+11</text:p>
          </table:table-cell>
          <table:table-cell table:style-name="ce4" office:value-type="float" office:value="0.00000214956" calcext:value-type="float">
            <text:p>2.15E-06</text:p>
          </table:table-cell>
          <table:table-cell office:value-type="float" office:value="0" calcext:value-type="float">
            <text:p>0</text:p>
          </table:table-cell>
          <table:table-cell office:value-type="float" office:value="279.65" calcext:value-type="float">
            <text:p>279.65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17056" calcext:value-type="float">
            <text:p>117056</text:p>
          </table:table-cell>
          <table:table-cell office:value-type="float" office:value="378.167" calcext:value-type="float">
            <text:p>378.167</text:p>
          </table:table-cell>
          <table:table-cell office:value-type="float" office:value="1.074E+018" calcext:value-type="float">
            <text:p>1.07E+18</text:p>
          </table:table-cell>
          <table:table-cell office:value-type="float" office:value="0.0020031" calcext:value-type="float">
            <text:p>0.0020031</text:p>
          </table:table-cell>
          <table:table-cell office:value-type="float" office:value="0" calcext:value-type="float">
            <text:p>0</text:p>
          </table:table-cell>
          <table:table-cell office:value-type="float" office:value="206.64" calcext:value-type="float">
            <text:p>206.6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34844" calcext:value-type="float">
            <text:p>134844</text:p>
          </table:table-cell>
          <table:table-cell office:value-type="float" office:value="425.862" calcext:value-type="float">
            <text:p>425.862</text:p>
          </table:table-cell>
          <table:table-cell office:value-type="float" office:value="3.47125E+017" calcext:value-type="float">
            <text:p>3.47E+17</text:p>
          </table:table-cell>
          <table:table-cell office:value-type="float" office:value="0.000630254" calcext:value-type="float">
            <text:p>0.000630254</text:p>
          </table:table-cell>
          <table:table-cell office:value-type="float" office:value="0" calcext:value-type="float">
            <text:p>0</text:p>
          </table:table-cell>
          <table:table-cell office:value-type="float" office:value="463.936" calcext:value-type="float">
            <text:p>463.936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02803" calcext:value-type="float">
            <text:p>102803</text:p>
          </table:table-cell>
          <table:table-cell office:value-type="float" office:value="316.396" calcext:value-type="float">
            <text:p>316.396</text:p>
          </table:table-cell>
          <table:table-cell office:value-type="float" office:value="9.41986E+018" calcext:value-type="float">
            <text:p>9.42E+18</text:p>
          </table:table-cell>
          <table:table-cell table:style-name="ce4" office:value-type="float" office:value="0.000085649" calcext:value-type="float">
            <text:p>8.56E-05</text:p>
          </table:table-cell>
          <table:table-cell office:value-type="float" office:value="0" calcext:value-type="float">
            <text:p>0</text:p>
          </table:table-cell>
          <table:table-cell office:value-type="float" office:value="67.5189" calcext:value-type="float">
            <text:p>67.518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23767" calcext:value-type="float">
            <text:p>123767</text:p>
          </table:table-cell>
          <table:table-cell office:value-type="float" office:value="375.226" calcext:value-type="float">
            <text:p>375.226</text:p>
          </table:table-cell>
          <table:table-cell office:value-type="float" office:value="9.38946E+018" calcext:value-type="float">
            <text:p>9.39E+18</text:p>
          </table:table-cell>
          <table:table-cell office:value-type="float" office:value="0.00386175" calcext:value-type="float">
            <text:p>0.00386175</text:p>
          </table:table-cell>
          <table:table-cell office:value-type="float" office:value="0" calcext:value-type="float">
            <text:p>0</text:p>
          </table:table-cell>
          <table:table-cell office:value-type="float" office:value="41.9044" calcext:value-type="float">
            <text:p>41.904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37138" calcext:value-type="float">
            <text:p>37138</text:p>
          </table:table-cell>
          <table:table-cell office:value-type="float" office:value="110.006" calcext:value-type="float">
            <text:p>110.006</text:p>
          </table:table-cell>
          <table:table-cell office:value-type="float" office:value="1.23909E+019" calcext:value-type="float">
            <text:p>1.24E+19</text:p>
          </table:table-cell>
          <table:table-cell office:value-type="float" office:value="0.00235706" calcext:value-type="float">
            <text:p>0.00235706</text:p>
          </table:table-cell>
          <table:table-cell office:value-type="float" office:value="0" calcext:value-type="float">
            <text:p>0</text:p>
          </table:table-cell>
          <table:table-cell office:value-type="float" office:value="57.6556" calcext:value-type="float">
            <text:p>57.6556</text:p>
          </table:table-cell>
          <table:table-cell office:value-type="float" office:value="35" calcext:value-type="float">
            <text:p>35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For eig.vec = 20 (largest)</text:p>
          </table:table-cell>
          <table:table-cell office:value-type="string" calcext:value-type="string">
            <text:p>Using Block Jacobi as a Preconditioner</text:p>
          </table:table-cell>
          <table:table-cell table:style-name="Default"/>
          <table:table-cell office:value-type="string" calcext:value-type="string">
            <text:p>GMRES + tg_solve</text:p>
          </table:table-cell>
          <table:table-cell table:style-name="ce6" office:value-type="string" calcext:value-type="string">
            <text:p>tol = 1e-4; maxit = 50; im = 20;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670.66" calcext:value-type="float">
            <text:p>3670.66</text:p>
          </table:table-cell>
          <table:table-cell office:value-type="float" office:value="41.0665" calcext:value-type="float">
            <text:p>41.0665</text:p>
          </table:table-cell>
          <table:table-cell table:style-name="Default" office:value-type="float" office:value="988018" calcext:value-type="float">
            <text:p>988018</text:p>
          </table:table-cell>
          <table:table-cell table:style-name="ce4" office:value-type="float" office:value="0.0000284472" calcext:value-type="float">
            <text:p>2.84E-05</text:p>
          </table:table-cell>
          <table:table-cell office:value-type="float" office:value="0" calcext:value-type="float">
            <text:p>0</text:p>
          </table:table-cell>
          <table:table-cell office:value-type="float" office:value="1.5939" calcext:value-type="float">
            <text:p>1.593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613.37" calcext:value-type="float">
            <text:p>1613.37</text:p>
          </table:table-cell>
          <table:table-cell office:value-type="float" office:value="15.2242" calcext:value-type="float">
            <text:p>15.2242</text:p>
          </table:table-cell>
          <table:table-cell table:style-name="Default" office:value-type="float" office:value="730490" calcext:value-type="float">
            <text:p>730490</text:p>
          </table:table-cell>
          <table:table-cell table:style-name="ce4" office:value-type="float" office:value="0.0000941717" calcext:value-type="float">
            <text:p>9.42E-05</text:p>
          </table:table-cell>
          <table:table-cell office:value-type="float" office:value="0" calcext:value-type="float">
            <text:p>0</text:p>
          </table:table-cell>
          <table:table-cell office:value-type="float" office:value="2.96038" calcext:value-type="float">
            <text:p>2.96038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268.06" calcext:value-type="float">
            <text:p>3268.06</text:p>
          </table:table-cell>
          <table:table-cell office:value-type="float" office:value="22.9364" calcext:value-type="float">
            <text:p>22.9364</text:p>
          </table:table-cell>
          <table:table-cell office:value-type="float" office:value="3758570" calcext:value-type="float">
            <text:p>3.76E+06</text:p>
          </table:table-cell>
          <table:table-cell office:value-type="float" office:value="0.000259334" calcext:value-type="float">
            <text:p>0.000259334</text:p>
          </table:table-cell>
          <table:table-cell office:value-type="float" office:value="0" calcext:value-type="float">
            <text:p>0</text:p>
          </table:table-cell>
          <table:table-cell office:value-type="float" office:value="5.09166" calcext:value-type="float">
            <text:p>5.0916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316.46" calcext:value-type="float">
            <text:p>2316.46</text:p>
          </table:table-cell>
          <table:table-cell office:value-type="float" office:value="11.2153" calcext:value-type="float">
            <text:p>11.2153</text:p>
          </table:table-cell>
          <table:table-cell office:value-type="float" office:value="229105000000" calcext:value-type="float">
            <text:p>2.29E+11</text:p>
          </table:table-cell>
          <table:table-cell table:style-name="ce4" office:value-type="float" office:value="0.00000538493" calcext:value-type="float">
            <text:p>5.38E-06</text:p>
          </table:table-cell>
          <table:table-cell office:value-type="float" office:value="0" calcext:value-type="float">
            <text:p>0</text:p>
          </table:table-cell>
          <table:table-cell office:value-type="float" office:value="33.3862" calcext:value-type="float">
            <text:p>33.386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5681.91" calcext:value-type="float">
            <text:p>5681.91</text:p>
          </table:table-cell>
          <table:table-cell office:value-type="float" office:value="25.7862" calcext:value-type="float">
            <text:p>25.7862</text:p>
          </table:table-cell>
          <table:table-cell office:value-type="float" office:value="317517000000" calcext:value-type="float">
            <text:p>3.18E+11</text:p>
          </table:table-cell>
          <table:table-cell office:value-type="float" office:value="0.000100249" calcext:value-type="float">
            <text:p>0.000100249</text:p>
          </table:table-cell>
          <table:table-cell office:value-type="float" office:value="0" calcext:value-type="float">
            <text:p>0</text:p>
          </table:table-cell>
          <table:table-cell office:value-type="float" office:value="92.8652" calcext:value-type="float">
            <text:p>92.8652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790.96" calcext:value-type="float">
            <text:p>4790.96</text:p>
          </table:table-cell>
          <table:table-cell office:value-type="float" office:value="20.7067" calcext:value-type="float">
            <text:p>20.7067</text:p>
          </table:table-cell>
          <table:table-cell office:value-type="float" office:value="9896340000" calcext:value-type="float">
            <text:p>9.90E+09</text:p>
          </table:table-cell>
          <table:table-cell table:style-name="ce4" office:value-type="float" office:value="0.0000824242" calcext:value-type="float">
            <text:p>8.24E-05</text:p>
          </table:table-cell>
          <table:table-cell office:value-type="float" office:value="0" calcext:value-type="float">
            <text:p>0</text:p>
          </table:table-cell>
          <table:table-cell office:value-type="float" office:value="85.5046" calcext:value-type="float">
            <text:p>85.5046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6782.6" calcext:value-type="float">
            <text:p>6782.6</text:p>
          </table:table-cell>
          <table:table-cell office:value-type="float" office:value="28.1298" calcext:value-type="float">
            <text:p>28.1298</text:p>
          </table:table-cell>
          <table:table-cell office:value-type="float" office:value="42069900" calcext:value-type="float">
            <text:p>4.21E+07</text:p>
          </table:table-cell>
          <table:table-cell table:style-name="ce4" office:value-type="float" office:value="0.00000596713" calcext:value-type="float">
            <text:p>5.97E-06</text:p>
          </table:table-cell>
          <table:table-cell office:value-type="float" office:value="0" calcext:value-type="float">
            <text:p>0</text:p>
          </table:table-cell>
          <table:table-cell office:value-type="float" office:value="101.683" calcext:value-type="float">
            <text:p>101.683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3800.71" calcext:value-type="float">
            <text:p>3800.71</text:p>
          </table:table-cell>
          <table:table-cell office:value-type="float" office:value="14.7064" calcext:value-type="float">
            <text:p>14.7064</text:p>
          </table:table-cell>
          <table:table-cell office:value-type="float" office:value="71339800" calcext:value-type="float">
            <text:p>7.13E+07</text:p>
          </table:table-cell>
          <table:table-cell table:style-name="ce4" office:value-type="float" office:value="0.0000788331" calcext:value-type="float">
            <text:p>7.88E-05</text:p>
          </table:table-cell>
          <table:table-cell office:value-type="float" office:value="0" calcext:value-type="float">
            <text:p>0</text:p>
          </table:table-cell>
          <table:table-cell office:value-type="float" office:value="258.084" calcext:value-type="float">
            <text:p>258.084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21280.7" calcext:value-type="float">
            <text:p>21280.7</text:p>
          </table:table-cell>
          <table:table-cell office:value-type="float" office:value="77.4916" calcext:value-type="float">
            <text:p>77.4916</text:p>
          </table:table-cell>
          <table:table-cell office:value-type="float" office:value="28005000000" calcext:value-type="float">
            <text:p>2.80E+10</text:p>
          </table:table-cell>
          <table:table-cell table:style-name="ce4" office:value-type="float" office:value="0.0000000000000886949" calcext:value-type="float">
            <text:p>8.87E-14</text:p>
          </table:table-cell>
          <table:table-cell office:value-type="float" office:value="1" calcext:value-type="float">
            <text:p>1</text:p>
          </table:table-cell>
          <table:table-cell office:value-type="float" office:value="316.878" calcext:value-type="float">
            <text:p>316.878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70356.3" calcext:value-type="float">
            <text:p>70356.3</text:p>
          </table:table-cell>
          <table:table-cell office:value-type="float" office:value="247.648" calcext:value-type="float">
            <text:p>247.648</text:p>
          </table:table-cell>
          <table:table-cell office:value-type="float" office:value="1621280000000" calcext:value-type="float">
            <text:p>1.62E+12</text:p>
          </table:table-cell>
          <table:table-cell table:style-name="ce4" office:value-type="float" office:value="0.0035" calcext:value-type="float">
            <text:p>3.50E-03</text:p>
          </table:table-cell>
          <table:table-cell office:value-type="float" office:value="1" calcext:value-type="float">
            <text:p>1</text:p>
          </table:table-cell>
          <table:table-cell office:value-type="float" office:value="833.125" calcext:value-type="float">
            <text:p>833.125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44606.1" calcext:value-type="float">
            <text:p>44606.1</text:p>
          </table:table-cell>
          <table:table-cell office:value-type="float" office:value="151.335" calcext:value-type="float">
            <text:p>151.335</text:p>
          </table:table-cell>
          <table:table-cell office:value-type="float" office:value="3839910000000000" calcext:value-type="float">
            <text:p>3.84E+15</text:p>
          </table:table-cell>
          <table:table-cell table:style-name="ce4" office:value-type="float" office:value="0.0000709794" calcext:value-type="float">
            <text:p>7.10E-05</text:p>
          </table:table-cell>
          <table:table-cell office:value-type="float" office:value="0" calcext:value-type="float">
            <text:p>0</text:p>
          </table:table-cell>
          <table:table-cell office:value-type="float" office:value="176.196" calcext:value-type="float">
            <text:p>176.19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2641.3" calcext:value-type="float">
            <text:p>12641.3</text:p>
          </table:table-cell>
          <table:table-cell office:value-type="float" office:value="41.8769" calcext:value-type="float">
            <text:p>41.8769</text:p>
          </table:table-cell>
          <table:table-cell office:value-type="float" office:value="258175000000" calcext:value-type="float">
            <text:p>2.58E+11</text:p>
          </table:table-cell>
          <table:table-cell table:style-name="ce4" office:value-type="float" office:value="0.00000569669" calcext:value-type="float">
            <text:p>5.70E-06</text:p>
          </table:table-cell>
          <table:table-cell office:value-type="float" office:value="0" calcext:value-type="float">
            <text:p>0</text:p>
          </table:table-cell>
          <table:table-cell office:value-type="float" office:value="232.984" calcext:value-type="float">
            <text:p>232.98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7229.7" calcext:value-type="float">
            <text:p>17229.7</text:p>
          </table:table-cell>
          <table:table-cell office:value-type="float" office:value="55.6779" calcext:value-type="float">
            <text:p>55.6779</text:p>
          </table:table-cell>
          <table:table-cell office:value-type="float" office:value="1.6877E+016" calcext:value-type="float">
            <text:p>1.69E+16</text:p>
          </table:table-cell>
          <table:table-cell table:formula="of:=0.0000411761" office:value-type="float" office:value="0.0000411761" calcext:value-type="float">
            <text:p>4.11761E-05</text:p>
          </table:table-cell>
          <table:table-cell office:value-type="float" office:value="0" calcext:value-type="float">
            <text:p>0</text:p>
          </table:table-cell>
          <table:table-cell office:value-type="float" office:value="412.685" calcext:value-type="float">
            <text:p>412.68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30209.9" calcext:value-type="float">
            <text:p>30209.9</text:p>
          </table:table-cell>
          <table:table-cell office:value-type="float" office:value="95.6489" calcext:value-type="float">
            <text:p>95.6489</text:p>
          </table:table-cell>
          <table:table-cell office:value-type="float" office:value="3523710000000000" calcext:value-type="float">
            <text:p>3.52E+15</text:p>
          </table:table-cell>
          <table:table-cell table:style-name="ce4" office:value-type="float" office:value="0.00000517121" calcext:value-type="float">
            <text:p>5.17E-06</text:p>
          </table:table-cell>
          <table:table-cell office:value-type="float" office:value="0" calcext:value-type="float">
            <text:p>0</text:p>
          </table:table-cell>
          <table:table-cell office:value-type="float" office:value="830.258" calcext:value-type="float">
            <text:p>830.25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27058.6" calcext:value-type="float">
            <text:p>27058.6</text:p>
          </table:table-cell>
          <table:table-cell office:value-type="float" office:value="83.3035" calcext:value-type="float">
            <text:p>83.3035</text:p>
          </table:table-cell>
          <table:table-cell office:value-type="float" office:value="6.07464E+018" calcext:value-type="float">
            <text:p>6.07E+18</text:p>
          </table:table-cell>
          <table:table-cell office:value-type="float" office:value="0.00241437" calcext:value-type="float">
            <text:p>0.00241437</text:p>
          </table:table-cell>
          <table:table-cell office:value-type="float" office:value="0" calcext:value-type="float">
            <text:p>0</text:p>
          </table:table-cell>
          <table:table-cell office:value-type="float" office:value="78.3599" calcext:value-type="float">
            <text:p>78.359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20747.7" calcext:value-type="float">
            <text:p>20747.7</text:p>
          </table:table-cell>
          <table:table-cell office:value-type="float" office:value="63.01" calcext:value-type="float">
            <text:p>63.01</text:p>
          </table:table-cell>
          <table:table-cell office:value-type="float" office:value="7.44869E+016" calcext:value-type="float">
            <text:p>7.45E+16</text:p>
          </table:table-cell>
          <table:table-cell table:style-name="ce4" office:value-type="float" office:value="0.0000175165" calcext:value-type="float">
            <text:p>1.75E-05</text:p>
          </table:table-cell>
          <table:table-cell office:value-type="float" office:value="0" calcext:value-type="float">
            <text:p>0</text:p>
          </table:table-cell>
          <table:table-cell office:value-type="float" office:value="110.309" calcext:value-type="float">
            <text:p>110.309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49112" calcext:value-type="float">
            <text:p>149112</text:p>
          </table:table-cell>
          <table:table-cell office:value-type="float" office:value="441.258" calcext:value-type="float">
            <text:p>441.258</text:p>
          </table:table-cell>
          <table:table-cell office:value-type="float" office:value="234840000000" calcext:value-type="float">
            <text:p>2.35E+11</text:p>
          </table:table-cell>
          <table:table-cell table:style-name="ce4" office:value-type="float" office:value="0.0000000000425084" calcext:value-type="float">
            <text:p>4.25E-11</text:p>
          </table:table-cell>
          <table:table-cell office:value-type="float" office:value="0" calcext:value-type="float">
            <text:p>0</text:p>
          </table:table-cell>
          <table:table-cell office:value-type="float" office:value="1391.79" calcext:value-type="float">
            <text:p>1391.79</text:p>
          </table:table-cell>
          <table:table-cell office:value-type="float" office:value="898" calcext:value-type="float">
            <text:p>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03:37.359673495</meta:creation-date>
    <dc:date>2019-05-28T03:06:34.519016139</dc:date>
    <meta:editing-duration>PT41M26S</meta:editing-duration>
    <meta:editing-cycles>8</meta:editing-cycles>
    <meta:generator>LibreOffice/6.0.7.3$Linux_X86_64 LibreOffice_project/00m0$Build-3</meta:generator>
    <meta:document-statistic meta:table-count="1" meta:cell-count="702" meta:object-count="0"/>
  </office:meta>
</office:document-meta>
</file>